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Footnote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officeooo:paragraph-rsid="001cb572"/>
    </style:style>
    <style:style style:name="P3" style:family="paragraph" style:parent-style-name="Standard">
      <style:text-properties style:font-name="Liberation Sans" officeooo:rsid="001c1ea9" officeooo:paragraph-rsid="001c1ea9"/>
    </style:style>
    <style:style style:name="P4" style:family="paragraph" style:parent-style-name="Standard">
      <style:text-properties style:font-name="Liberation Sans" officeooo:rsid="001b8702" officeooo:paragraph-rsid="001b8702"/>
    </style:style>
    <style:style style:name="P5" style:family="paragraph" style:parent-style-name="Standard">
      <style:text-properties style:font-name="Liberation Sans" officeooo:paragraph-rsid="001b8e41"/>
    </style:style>
    <style:style style:name="P6" style:family="paragraph" style:parent-style-name="Standard">
      <style:text-properties style:font-name="Liberation Sans" officeooo:paragraph-rsid="001c1ea9"/>
    </style:style>
    <style:style style:name="P7" style:family="paragraph" style:parent-style-name="Standard">
      <style:text-properties style:font-name="Liberation Sans" officeooo:rsid="001b8e41" officeooo:paragraph-rsid="001b8e41"/>
    </style:style>
    <style:style style:name="P8" style:family="paragraph" style:parent-style-name="Standard">
      <style:text-properties style:font-name="Liberation Sans" fo:font-size="12pt" officeooo:rsid="001b8702" officeooo:paragraph-rsid="001b8702" style:font-size-asian="12pt" style:font-size-complex="12pt"/>
    </style:style>
    <style:style style:name="P9" style:family="paragraph" style:parent-style-name="Standard">
      <style:text-properties style:font-name="Liberation Sans" style:text-underline-style="solid" style:text-underline-width="auto" style:text-underline-color="font-color" fo:font-weight="bold" officeooo:rsid="001c1ea9" officeooo:paragraph-rsid="001c1ea9" style:font-weight-asian="bold" style:font-weight-complex="bold"/>
    </style:style>
    <style:style style:name="P10" style:family="paragraph" style:parent-style-name="Table_20_Contents">
      <style:text-properties style:font-name="Liberation 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1b8702" officeooo:paragraph-rsid="001b8702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1b8702" officeooo:paragraph-rsid="001b8702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1b8e41" officeooo:paragraph-rsid="001b8e41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officeooo:rsid="001b8e41" officeooo:paragraph-rsid="001b8e41" style:font-size-asian="12pt" style:font-size-complex="12pt"/>
    </style:style>
    <style:style style:name="P15" style:family="paragraph" style:parent-style-name="Table_20_Contents">
      <style:text-properties style:font-name="Liberation Sans" fo:font-size="12pt" officeooo:rsid="001b8e41" officeooo:paragraph-rsid="00200236" style:font-size-asian="12pt" style:font-size-complex="12pt"/>
    </style:style>
    <style:style style:name="P16" style:family="paragraph" style:parent-style-name="Table_20_Contents">
      <style:text-properties style:font-name="Liberation Sans" fo:font-size="12pt" officeooo:rsid="001c1ea9" officeooo:paragraph-rsid="001c1ea9" style:font-size-asian="12pt" style:font-size-complex="12pt"/>
    </style:style>
    <style:style style:name="P17" style:family="paragraph" style:parent-style-name="Table_20_Contents">
      <style:text-properties style:font-name="Liberation Sans" fo:font-size="12pt" officeooo:rsid="001f8233" officeooo:paragraph-rsid="001f8233" style:font-size-asian="12pt" style:font-size-complex="12pt"/>
    </style:style>
    <style:style style:name="P18" style:family="paragraph" style:parent-style-name="Table_20_Contents">
      <style:text-properties style:font-name="Liberation Sans" fo:font-size="12pt" officeooo:rsid="00223fc6" officeooo:paragraph-rsid="00223fc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2pt" officeooo:rsid="001b8e41" officeooo:paragraph-rsid="001b8702" style:font-size-asian="12pt" style:font-size-complex="12pt"/>
    </style:style>
    <style:style style:name="P20" style:family="paragraph" style:parent-style-name="Footnote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officeooo:rsid="001c1ea9" officeooo:paragraph-rsid="001c1ea9"/>
    </style:style>
    <style:style style:name="P22" style:family="paragraph" style:parent-style-name="Standard" style:list-style-name="L1">
      <style:text-properties style:font-name="Liberation Sans" officeooo:rsid="001cb572" officeooo:paragraph-rsid="001cb572"/>
    </style:style>
    <style:style style:name="P23" style:family="paragraph" style:parent-style-name="Standard">
      <style:text-properties style:font-name="Liberation Sans" officeooo:rsid="001cb572" officeooo:paragraph-rsid="001cb572"/>
    </style:style>
    <style:style style:name="P24" style:family="paragraph" style:parent-style-name="Standard">
      <style:text-properties style:font-name="Liberation Sans" officeooo:rsid="001e0d23" officeooo:paragraph-rsid="001e0d23"/>
    </style:style>
    <style:style style:name="P25" style:family="paragraph" style:parent-style-name="Standard" style:list-style-name="L1">
      <style:text-properties officeooo:paragraph-rsid="001cb572"/>
    </style:style>
    <style:style style:name="P26" style:family="paragraph" style:parent-style-name="Standard">
      <style:text-properties officeooo:paragraph-rsid="0024367c"/>
    </style:style>
    <style:style style:name="P27" style:family="paragraph" style:parent-style-name="Standard">
      <style:text-properties officeooo:paragraph-rsid="0025a972"/>
    </style:style>
    <style:style style:name="T1" style:family="text">
      <style:text-properties officeooo:rsid="001b8e41"/>
    </style:style>
    <style:style style:name="T2" style:family="text">
      <style:text-properties officeooo:rsid="001c1ea9"/>
    </style:style>
    <style:style style:name="T3" style:family="text">
      <style:text-properties officeooo:rsid="001cb572"/>
    </style:style>
    <style:style style:name="T4" style:family="text">
      <style:text-properties officeooo:rsid="001e0d23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cb572"/>
    </style:style>
    <style:style style:name="T7" style:family="text">
      <style:text-properties style:font-name="Liberation Sans" officeooo:rsid="001e0d23"/>
    </style:style>
    <style:style style:name="T8" style:family="text">
      <style:text-properties style:font-name="Liberation Sans" officeooo:rsid="001f8233"/>
    </style:style>
    <style:style style:name="T9" style:family="text">
      <style:text-properties style:font-name="Liberation Sans" officeooo:rsid="00200236"/>
    </style:style>
    <style:style style:name="T10" style:family="text">
      <style:text-properties style:font-name="Liberation Sans" officeooo:rsid="0024367c"/>
    </style:style>
    <style:style style:name="T11" style:family="text">
      <style:text-properties style:font-name="Liberation Sans" officeooo:rsid="0025a972"/>
    </style:style>
    <style:style style:name="T12" style:family="text">
      <style:text-properties officeooo:rsid="00200236"/>
    </style:style>
    <style:style style:name="T13" style:family="text">
      <style:text-properties officeooo:rsid="00223fc6"/>
    </style:style>
    <style:style style:name="T14" style:family="text">
      <style:text-properties officeooo:rsid="0025a9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089462115024" text:id="ct94089462115024">
          <text:insertion>
            <office:change-info>
              <dc:creator>Terry Coles</dc:creator>
              <dc:date>2020-05-01T12:08:05</dc:date>
            </office:change-info>
          </text:insertion>
        </text:changed-region>
        <text:changed-region xml:id="ct94089462044496" text:id="ct94089462044496">
          <text:deletion>
            <office:change-info>
              <dc:creator>Terry Coles</dc:creator>
              <dc:date>2020-05-01T12:08:05</dc:date>
            </office:change-info>
            <text:p text:style-name="P1"><text:span text:style-name="T4">capble</text:span></text:p>
          </text:deletion>
        </text:changed-region>
        <text:changed-region xml:id="ct94089462032336" text:id="ct94089462032336">
          <text:insertion>
            <office:change-info>
              <dc:creator>Terry Coles</dc:creator>
              <dc:date>2020-05-01T12:08:53</dc:date>
            </office:change-info>
          </text:insertion>
        </text:changed-region>
        <text:changed-region xml:id="ct94089461990448" text:id="ct94089461990448">
          <text:insertion>
            <office:change-info>
              <dc:creator>Terry Coles</dc:creator>
              <dc:date>2020-05-01T12:09:00</dc:date>
            </office:change-info>
          </text:insertion>
        </text:changed-region>
        <text:changed-region xml:id="ct94089462009648" text:id="ct94089462009648">
          <text:insertion>
            <office:change-info>
              <dc:creator>Terry Coles</dc:creator>
              <dc:date>2020-05-01T12:10:26</dc:date>
            </office:change-info>
          </text:insertion>
        </text:changed-region>
        <text:changed-region xml:id="ct94089462003792" text:id="ct94089462003792">
          <text:insertion>
            <office:change-info>
              <dc:creator>Terry Coles</dc:creator>
              <dc:date>2020-05-01T12:04:27</dc:date>
            </office:change-info>
          </text:insertion>
        </text:changed-region>
        <text:changed-region xml:id="ct94089462017904" text:id="ct94089462017904">
          <text:insertion>
            <office:change-info>
              <dc:creator>Terry Coles</dc:creator>
              <dc:date>2020-05-01T12:07:12</dc:date>
            </office:change-info>
          </text:insertion>
        </text:changed-region>
        <text:changed-region xml:id="ct94089462013840" text:id="ct94089462013840">
          <text:insertion>
            <office:change-info>
              <dc:creator>Terry Coles</dc:creator>
              <dc:date>2020-05-01T12:07:23</dc:date>
            </office:change-info>
          </text:insertion>
        </text:changed-region>
        <text:changed-region xml:id="ct94089462003552" text:id="ct94089462003552">
          <text:deletion>
            <office:change-info>
              <dc:creator>Terry Coles</dc:creator>
              <dc:date>2020-05-01T12:07:23</dc:date>
            </office:change-info>
            <text:p text:style-name="P23">/</text:p>
          </text:deletion>
        </text:changed-region>
        <text:changed-region xml:id="ct94089462019472" text:id="ct94089462019472">
          <text:insertion>
            <office:change-info>
              <dc:creator>Terry Coles</dc:creator>
              <dc:date>2020-05-01T12:04:35</dc:date>
            </office:change-info>
          </text:insertion>
        </text:changed-region>
        <text:changed-region xml:id="ct94089462124176" text:id="ct94089462124176">
          <text:insertion>
            <office:change-info>
              <dc:creator>Terry Coles</dc:creator>
              <dc:date>2020-05-01T12:05:20</dc:date>
            </office:change-info>
          </text:insertion>
        </text:changed-region>
        <text:changed-region xml:id="ct94089462130784" text:id="ct94089462130784">
          <text:insertion>
            <office:change-info>
              <dc:creator>Terry Coles</dc:creator>
              <dc:date>2020-05-01T12:06:04</dc:date>
            </office:change-info>
          </text:insertion>
        </text:changed-region>
        <text:changed-region xml:id="ct94089462123936" text:id="ct94089462123936">
          <text:insertion>
            <office:change-info>
              <dc:creator>Terry Coles</dc:creator>
              <dc:date>2020-05-01T12:06:41</dc:date>
            </office:change-info>
          </text:insertion>
        </text:changed-region>
        <text:changed-region xml:id="ct94089462128576" text:id="ct94089462128576">
          <text:insertion>
            <office:change-info>
              <dc:creator>Terry Coles</dc:creator>
              <dc:date>2020-05-01T12:18:49</dc:date>
            </office:change-info>
          </text:insertion>
        </text:changed-region>
        <text:changed-region xml:id="ct94089462118000" text:id="ct94089462118000">
          <text:insertion>
            <office:change-info>
              <dc:creator>Terry Coles</dc:creator>
              <dc:date>2020-05-01T12:19:03</dc:date>
            </office:change-info>
          </text:insertion>
        </text:changed-region>
        <text:changed-region xml:id="ct94089461992592" text:id="ct94089461992592">
          <text:insertion>
            <office:change-info>
              <dc:creator>Terry Coles</dc:creator>
              <dc:date>2020-05-01T12:20:18</dc:date>
            </office:change-info>
          </text:insertion>
        </text:changed-region>
        <text:changed-region xml:id="ct94089461735248" text:id="ct94089461735248">
          <text:insertion>
            <office:change-info>
              <dc:creator>Terry Coles</dc:creator>
              <dc:date>2020-05-01T12:19:03</dc:date>
            </office:change-info>
          </text:insertion>
        </text:changed-region>
        <text:changed-region xml:id="ct94089461452896" text:id="ct94089461452896">
          <text:insertion>
            <office:change-info>
              <dc:creator>Terry Coles</dc:creator>
              <dc:date>2020-05-01T12:20:45</dc:date>
            </office:change-info>
          </text:insertion>
        </text:changed-region>
        <text:changed-region xml:id="ct94089462099360" text:id="ct94089462099360">
          <text:insertion>
            <office:change-info>
              <dc:creator>Terry Coles</dc:creator>
              <dc:date>2020-05-01T12:25:58</dc:date>
            </office:change-info>
          </text:insertion>
        </text:changed-region>
        <text:changed-region xml:id="ct94089505155920" text:id="ct94089505155920">
          <text:insertion>
            <office:change-info>
              <dc:creator>Terry Coles</dc:creator>
              <dc:date>2020-05-01T12:30:53</dc:date>
            </office:change-info>
          </text:insertion>
        </text:changed-region>
        <text:changed-region xml:id="ct94089462100656" text:id="ct94089462100656">
          <text:insertion>
            <office:change-info>
              <dc:creator>Terry Coles</dc:creator>
              <dc:date>2020-05-01T12:26:00</dc:date>
            </office:change-info>
          </text:insertion>
        </text:changed-region>
        <text:changed-region xml:id="ct94089462102224" text:id="ct94089462102224">
          <text:insertion>
            <office:change-info>
              <dc:creator>Terry Coles</dc:creator>
              <dc:date>2020-05-01T12:27:10</dc:date>
            </office:change-info>
          </text:insertion>
        </text:changed-region>
        <text:changed-region xml:id="ct94089459555120" text:id="ct94089459555120">
          <text:insertion>
            <office:change-info>
              <dc:creator>Terry Coles</dc:creator>
              <dc:date>2020-05-01T12:29:07</dc:date>
            </office:change-info>
          </text:insertion>
        </text:changed-region>
        <text:changed-region xml:id="ct94089498969232" text:id="ct94089498969232">
          <text:insertion>
            <office:change-info>
              <dc:creator>Terry Coles</dc:creator>
              <dc:date>2020-05-01T12:30:14</dc:date>
            </office:change-info>
          </text:insertion>
        </text:changed-region>
        <text:changed-region xml:id="ct94089490560016" text:id="ct94089490560016">
          <text:insertion>
            <office:change-info>
              <dc:creator>Terry Coles</dc:creator>
              <dc:date>2020-05-01T12:31:01</dc:date>
            </office:change-info>
          </text:insertion>
        </text:changed-region>
        <text:changed-region xml:id="ct94089505103328" text:id="ct94089505103328">
          <text:insertion>
            <office:change-info>
              <dc:creator>Terry Coles</dc:creator>
              <dc:date>2020-05-01T12:32:06</dc:date>
            </office:change-info>
          </text:insertion>
        </text:changed-region>
        <text:changed-region xml:id="ct94089512215024" text:id="ct94089512215024">
          <text:insertion>
            <office:change-info>
              <dc:creator>Terry Coles</dc:creator>
              <dc:date>2020-05-01T12:33:0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imborne Model Town River System Graphical User interface</text:p>
      <text:p text:style-name="P4"/>
      <text:p text:style-name="P7">A <text:s/>graphical display is required to show visitors to Wimborne Model Town information about the River System.</text:p>
      <text:p text:style-name="P5"/>
      <text:p text:style-name="P3">The display must be informative and intuitive providing the visitor with an appreciation of the workings and status of the river system without overwhelming them with technical detail.</text:p>
      <text:p text:style-name="P6"/>
      <text:p text:style-name="P6"><text:span text:style-name="T2">Raw data on the status of the river system is obtained from probes that interface to a federated computer system </text:span><text:change-start text:change-id="ct94089462009648"/><text:span text:style-name="T2">(Raspberry Pis) </text:span><text:change-end text:change-id="ct94089462009648"/><text:span text:style-name="T2">that automatically controls pumps and valves to maintain the river water level within predefined bounds.</text:span></text:p>
      <text:p text:style-name="P6"/>
      <text:p text:style-name="P2"><text:span text:style-name="T6">The raw data is collected </text:span><text:span text:style-name="T7">in </text:span><text:span text:style-name="T6">and made available to the computer system, including the graphical display, </text:span><text:span text:style-name="T7">from</text:span><text:span text:style-name="T6"> a database. </text:span><text:span text:style-name="T8">Information derived from this data </text:span><text:span text:style-name="T9">will be shown on the graphical display as</text:span><text:span text:style-name="T8"> animated icons </text:span><text:span text:style-name="T9">overlaid </text:span><text:span text:style-name="T8">on a </text:span><text:span text:style-name="T9">map of the Model Town</text:span></text:p>
      <text:p text:style-name="P6"/>
      <text:p text:style-name="P3"><text:span text:style-name="T3">As part of the graphical displ</text:span><text:change-start text:change-id="ct94089462003792"/><text:span text:style-name="T3">a</text:span><text:change-end text:change-id="ct94089462003792"/><text:span text:style-name="T3">y project w</text:span>hat <text:span text:style-name="T3">we need from the students of Canford School are:</text:span></text:p>
      <text:p text:style-name="P3"/>
      <text:list xml:id="list475279066" text:style-name="L1">
        <text:list-item>
          <text:p text:style-name="P22">A<text:change-start text:change-id="ct94089462017904"/><text:span text:style-name="T13">n attractive,</text:span><text:change-end text:change-id="ct94089462017904"/> simplified <text:change-start text:change-id="ct94089462013840"/><text:span text:style-name="T13">and</text:span><text:change-end text:change-id="ct94089462013840"/><text:change text:change-id="ct94089462003552"/> stylised map of the river and water storage system.</text:p>
        </text:list-item>
        <text:list-item>
          <text:p text:style-name="P25"><text:span text:style-name="T6">Animated icons </text:span><text:span text:style-name="T9">plus numerical valve for the quantity being displayed</text:span><text:span text:style-name="T6">. </text:span><text:span text:style-name="T7">More than one icon of any one type is required on the map.</text:span></text:p>
        </text:list-item>
      </text:list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Icon<text:note text:id="ftn1" text:note-class="footnote"><text:note-citation>1</text:note-citation><text:note-body><text:p text:style-name="P24"><text:tab/>The icon need to give the viewer a cue on what is being displayed and the status of that data.</text:p></text:note-body></text:note></text:p>
          </table:table-cell>
          <table:table-cell table:style-name="Table1.A1" office:value-type="string">
            <text:p text:style-name="P19">Measured quantity range</text:p>
          </table:table-cell>
          <table:table-cell table:style-name="Table1.A1" office:value-type="string">
            <text:p text:style-name="P14">Measured quantity units</text:p>
          </table:table-cell>
          <table:table-cell table:style-name="Table1.A1" office:value-type="string">
            <text:p text:style-name="P14">Comment</text:p>
          </table:table-cell>
        </table:table-row>
        <table:table-row>
          <table:table-cell table:style-name="Table1.A1" office:value-type="string">
            <text:p text:style-name="P8">Water flow direction and rate</text:p>
          </table:table-cell>
          <table:table-cell table:style-name="Table1.A1" office:value-type="string">
            <text:p text:style-name="P12">Forwa<text:span text:style-name="T1">r</text:span>d / reverse</text:p>
            <text:p text:style-name="P12">0 to 100%</text:p>
          </table:table-cell>
          <table:table-cell table:style-name="Table1.A1" office:value-type="string">
            <text:p text:style-name="P13">Litres per second</text:p>
            <text:p text:style-name="P13"><text:span text:style-name="T12">Units need to be s</text:span>calable</text:p>
          </table:table-cell>
          <table:table-cell table:style-name="Table1.A1" office:value-type="string">
            <text:p text:style-name="P13">Maximum flow rate depends on location of probe to S/W need to accommodate this</text:p>
          </table:table-cell>
        </table:table-row>
        <table:table-row>
          <table:table-cell table:style-name="Table1.A1" office:value-type="string">
            <text:p text:style-name="P8">Water level</text:p>
          </table:table-cell>
          <table:table-cell table:style-name="Table1.A1" office:value-type="string">
            <text:p text:style-name="P13">0 to 100<text:change-start text:change-id="ct94089462019472"/><text:span text:style-name="T13">0</text:span><text:change-end text:change-id="ct94089462019472"/> <text:span text:style-name="T4">mm</text:span></text:p>
          </table:table-cell>
          <table:table-cell table:style-name="Table1.A1" office:value-type="string">
            <text:p text:style-name="P13">Litres<text:note text:id="ftn2" text:note-class="footnote"><text:note-citation>2</text:note-citation><text:note-body><text:p text:style-name="P1"><text:tab/><text:span text:style-name="T4">Water level is measured by probes </text:span><text:change-start text:change-id="ct94089462115024"/><text:span text:style-name="T4">capable</text:span><text:change-end text:change-id="ct94089462115024"/><text:change text:change-id="ct94089462044496"/><text:span text:style-name="T4"> of measuring from 0mm to 1000mm in 25mm steps, the probes are inserted in containers of varying sizes.</text:span><text:change-start text:change-id="ct94089462032336"/><text:span text:style-name="T4"> <text:s/>The calc</text:span><text:change-end text:change-id="ct94089462032336"/><text:change-start text:change-id="ct94089461990448"/><text:span text:style-name="T4">ulation of the number of litres in each container will be carried out elsewhere and stored in the database.</text:span><text:change-end text:change-id="ct94089461990448"/></text:p></text:note-body></text:note></text:p>
            <text:p text:style-name="P15"><text:span text:style-name="T12">Units need to be s</text:span>calable</text:p>
          </table:table-cell>
          <table:table-cell table:style-name="Table1.A1" office:value-type="string">
            <text:p text:style-name="P13">Maximum water level depends on location of probe to S/W need to accommodate this</text:p>
          </table:table-cell>
        </table:table-row>
        <table:table-row>
          <table:table-cell table:style-name="Table1.A1" office:value-type="string">
            <text:p text:style-name="P8">Water valve status</text:p>
          </table:table-cell>
          <table:table-cell table:style-name="Table1.A1" office:value-type="string">
            <text:p text:style-name="P13">Fully closed to fully open</text:p>
          </table:table-cell>
          <table:table-cell table:style-name="Table1.A1" office:value-type="string">
            <text:p text:style-name="P13">25% steps</text:p>
          </table:table-cell>
          <table:table-cell table:style-name="Table1.A1" office:value-type="string">
            <text:p text:style-name="P18"><text:change-start text:change-id="ct94089462124176"/>The Valves can actually do increments of 1%.<text:change-end text:change-id="ct94089462124176"/></text:p>
          </table:table-cell>
        </table:table-row>
        <table:table-row>
          <table:table-cell table:style-name="Table1.A1" office:value-type="string">
            <text:p text:style-name="P8">Pump speed</text:p>
          </table:table-cell>
          <table:table-cell table:style-name="Table1.A1" office:value-type="string">
            <text:p text:style-name="P13">Off to fully on</text:p>
          </table:table-cell>
          <table:table-cell table:style-name="Table1.A1" office:value-type="string">
            <text:p text:style-name="P13">10% steps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Max/min float switch</text:p>
          </table:table-cell>
          <table:table-cell table:style-name="Table1.A1" office:value-type="string">
            <text:p text:style-name="P13">3 states Max / Intermediate/Mi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6">Amount of water in river system</text:p>
          </table:table-cell>
          <table:table-cell table:style-name="Table1.A1" office:value-type="string">
            <text:p text:style-name="P17">0 to 20,000 litres</text:p>
          </table:table-cell>
          <table:table-cell table:style-name="Table1.A1" office:value-type="string">
            <text:p text:style-name="P17">Litres</text:p>
            <text:p text:style-name="P15"><text:span text:style-name="T12">Units need to be s</text:span>calable</text:p>
          </table:table-cell>
          <table:table-cell table:style-name="Table1.A1" office:value-type="string">
            <text:p text:style-name="P18"><text:change-start text:change-id="ct94089462130784"/>I assume this will be calculated elsewhere and read from the database.<text:change-end text:change-id="ct94089462130784"/></text:p>
          </table:table-cell>
        </table:table-row>
        <table:table-row>
          <table:table-cell table:style-name="Table1.A1" office:value-type="string">
            <text:p text:style-name="P16">Amount of water in storage</text:p>
          </table:table-cell>
          <table:table-cell table:style-name="Table1.A1" office:value-type="string">
            <text:p text:style-name="P17">0 to 10,000 litres</text:p>
          </table:table-cell>
          <table:table-cell table:style-name="Table1.A1" office:value-type="string">
            <text:p text:style-name="P17">Litres</text:p>
            <text:p text:style-name="P15"><text:span text:style-name="T12">Units need to be </text:span><text:soft-page-break/><text:span text:style-name="T12">s</text:span>calable</text:p>
          </table:table-cell>
          <table:table-cell table:style-name="Table1.A1" office:value-type="string">
            <text:p text:style-name="P18"><text:change-start text:change-id="ct94089462123936"/>Ditto<text:change-end text:change-id="ct94089462123936"/></text:p>
          </table:table-cell>
        </table:table-row>
      </table:table>
      <text:p text:style-name="P26"><text:change-start text:change-id="ct94089462128576"/><text:span text:style-name="T10">As detailed in the</text:span><text:change-end text:change-id="ct94089462128576"/><text:change-start text:change-id="ct94089462118000"/><text:span text:style-name="T10"> full Requirement Specification (</text:span><text:change-end text:change-id="ct94089462118000"/><text:change-start text:change-id="ct94089461992592"/>WMT_River_System_GUI_Reqs_Iss_1.0<text:change-end text:change-id="ct94089461992592"/><text:change-start text:change-id="ct94089461735248"/><text:span text:style-name="T10">)</text:span><text:change-end text:change-id="ct94089461735248"/><text:change-start text:change-id="ct94089461452896"/><text:span text:style-name="T10">, </text:span><text:change-end text:change-id="ct94089461452896"/><text:change-start text:change-id="ct94089462099360"/><text:span text:style-name="T10">the</text:span><text:change-end text:change-id="ct94089462099360"/><text:change-start text:change-id="ct94089505155920"/><text:span text:style-name="T10"> </text:span><text:span text:style-name="T11">features</text:span><text:change-end text:change-id="ct94089505155920"/><text:change-start text:change-id="ct94089462100656"/><text:span text:style-name="T10"> described above is required to be </text:span><text:change-end text:change-id="ct94089462100656"/><text:change-start text:change-id="ct94089462102224"/><text:span text:style-name="T10">presented as a web site </text:span><text:change-end text:change-id="ct94089462102224"/><text:change-start text:change-id="ct94089459555120"/><text:span text:style-name="T11">served to users from a pre-existing Webserver at the Wimborne Model Town.</text:span><text:change-end text:change-id="ct94089459555120"/><text:change-start text:change-id="ct94089498969232"/></text:p>
      <text:p text:style-name="P26"><text:span text:style-name="T11"/></text:p>
      <text:p text:style-name="P27"><text:span text:style-name="T11">In order to maximise maintainability, the</text:span><text:change-end text:change-id="ct94089498969232"/><text:change-start text:change-id="ct94089490560016"/><text:span text:style-name="T11"> </text:span><text:span text:style-name="T10">s</text:span><text:span text:style-name="T11">oftware</text:span><text:span text:style-name="T10"> </text:span><text:span text:style-name="T11">to provide the data to be displayed with the animated icons is required to be written </text:span><text:change-end text:change-id="ct94089490560016"/><text:change-start text:change-id="ct94089505103328"/><text:span text:style-name="T11">using the Flask micro-framework </text:span><text:change-end text:change-id="ct94089505103328"/><text:change-start text:change-id="ct94089512215024"/><text:span text:style-name="T11">which uses the Python Programming language to retrieve and process the data.</text:span><text:change-end text:change-id="ct9408951221502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0:21:54.311936782</meta:creation-date>
    <dc:date>2020-05-01T12:33:51.092152784</dc:date>
    <meta:editing-duration>PT25M26S</meta:editing-duration>
    <meta:editing-cycles>4</meta:editing-cycles>
    <meta:generator>LibreOffice/6.3.5.2$Linux_X86_64 LibreOffice_project/30$Build-2</meta:generator>
    <dc:creator>Terry Coles</dc:creator>
    <meta:document-statistic meta:table-count="1" meta:image-count="0" meta:object-count="0" meta:page-count="2" meta:paragraph-count="46" meta:word-count="470" meta:character-count="2749" meta:non-whitespace-character-count="2323"/>
  </office:meta>
</office:document-meta>
</file>